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</style:style>
    <style:style style:name="T1" style:family="text">
      <style:text-properties style:text-line-through-style="solid"/>
    </style:style>
    <style:style style:name="T2" style:family="text">
      <style:text-properties style:text-line-through-style="solid" style:text-underline-style="none"/>
    </style:style>
    <style:style style:name="T3" style:family="text">
      <style:text-properties style:text-line-through-style="none"/>
    </style:style>
    <style:style style:name="T4" style:family="text">
      <style:text-properties style:text-line-through-style="none" style:text-underline-style="solid" style:text-underline-width="auto" style:text-underline-color="font-color"/>
    </style:style>
    <style:style style:name="T5" style:family="text">
      <style:text-properties style:text-line-through-style="none" style:text-underline-style="none"/>
    </style:style>
    <style:style style:name="T6" style:family="text">
      <style:text-properties style:text-line-through-style="none" fo:font-style="normal" style:text-underline-style="none" fo:font-weight="normal" style:font-style-asian="normal" style:font-weight-asian="normal" style:font-style-complex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11FF8_7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11, FF 8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text:tab/></text:p>
      <text:p text:style-name="P5"><text:s/>(manuscript or typescript) <text:tab/><text:tab/><text:tab/><text:tab/></text:p>
      <text:p text:style-name="P5">Language (s)<text:tab/><text:tab/><text:tab/><text:tab/><text:tab/>English<text:tab/><text:tab/><text:tab/><text:tab/><text:tab/></text:p>
      <text:p text:style-name="P5">Author of letter<text:tab/><text:tab/><text:tab/><text:tab/>Sabato Morais<text:tab/></text:p>
      <text:p text:style-name="P5">Signed letter<text:tab/><text:tab/><text:tab/><text:tab/><text:tab/>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</text:p>
      <text:p text:style-name="P5">Month<text:tab/><text:tab/><text:tab/><text:tab/><text:tab/><text:tab/></text:p>
      <text:p text:style-name="P5">Year<text:tab/><text:tab/><text:tab/><text:tab/><text:tab/><text:tab/></text:p>
      <text:p text:style-name="P5">Hebrew Date<text:tab/><text:tab/><text:tab/><text:tab/><text:tab/></text:p>
      <text:p text:style-name="P5">Undated</text:p>
      <text:p text:style-name="P5">City<text:tab/><text:tab/><text:tab/><text:tab/><text:tab/><text:tab/>Philadelphia</text:p>
      <text:p text:style-name="P5">State<text:tab/><text:tab/><text:tab/><text:tab/><text:tab/><text:tab/>PA</text:p>
      <text:p text:style-name="P5">Country<text:tab/><text:tab/><text:tab/><text:tab/><text:tab/>USA</text:p>
      <text:p text:style-name="P5">Subject<text:tab/><text:tab/><text:tab/><text:tab/><text:tab/>Funeral sermons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</text:p>
      <text:p text:style-name="P5">(Synagogue) Sermon<text:tab/><text:tab/><text:tab/><text:tab/>Y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</text:p>
      <text:p text:style-name="P5">Number of Pages<text:tab/><text:tab/><text:tab/><text:tab/>4</text:p>
      <text:p text:style-name="P5">Number of Sheets<text:tab/><text:tab/><text:tab/><text:tab/>1</text:p>
      <text:p text:style-name="P5">Fragment<text:tab/><text:tab/><text:tab/><text:tab/><text:tab/></text:p>
      <text:p text:style-name="P5">Pagination <text:tab/><text:tab/><text:tab/><text:tab/><text:tab/>N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text:tab/><text:tab/><text:tab/><text:tab/><text:tab/></text:p>
      <text:p text:style-name="P5">Postma<text:tab/>rk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M. A. Mitchell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>VII Transcription</text:p>
      <text:p text:style-name="P3">(Symbols: ?=uncertain; []=supplied information; /=end of line)</text:p>
      <text:p text:style-name="P3"/>
      <text:p text:style-name="P3">[Page 1]</text:p>
      <text:p text:style-name="P2">For a funeral/</text:p>
      <text:p text:style-name="P3">Prophecy points to this coffin for a perfect illustration of its teaching. <text:s/>"The/ righteous shall live by his faith." <text:s/>To destroy what constitutes man's real/ existence,--dignity of character--, a sea of trouble surged up against/ my late brother and friend. <text:s/>It foamed and raged, but it could not drag him,/ whose abiding strength was faith, into the whirlpool where many have/ been lost. <text:s/>Harassing doubts on the justice of Providence,--doubts/ that wither the soul--; unbelief, rising at times from amidst sore trials,/ and casting itself into the arms of vice, did not find a harbor where faith/ sat enthroned. <text:s/>M. A. Mitchell sustained the saddest/ of bereavements, to a man who loves chastely and deeply, while the bloom/ of youth had scarcely mellowed into a riper age. <text:s/>Early left without/ the being, in whose sweet companionship he had sought pure joys, he/ wound her memory round his heart, and with each throbbing responded/ to the maternal wish that her offspring might enjoy ease through/ their father's endeavours. <text:s/>But how fierce the battle against besetting difficulties!/ <text:s/>Now overcome anon conquering, he was again assailed with greater violence;/ yet, <text:span text:style-name="T1">he</text:span><text:span text:style-name="T3"> my lamented friend bore reverses with dignity. <text:s/>Faith upheld him in the struggle;/ faith preserved his manhood. <text:s/>And if he could not lay before his/ children a large substance, he offered the best yeilding[sic!] of his labor,/ seasoned always with an abundance of affection./</text:span></text:p>
      <text:p text:style-name="P3"><text:span text:style-name="T3"/></text:p>
      <text:p text:style-name="P3"><text:span text:style-name="T3">[Page 2]</text:span></text:p>
      <text:p text:style-name="P3"><text:span text:style-name="T3">In this manner did a believing Israelite devote a life short but/ checkered to benefit his household, and, for a series of years, to relieve/ the needy, as the trusty almoner of his brethren. <text:s/>Confessedly upright/ in his daily walks, the </text:span><text:span text:style-name="T1">sterling qualities</text:span><text:span text:style-name="T3"> leading virtue of his character shone still/ more brightly when </text:span><text:soft-page-break/><text:span text:style-name="T3">approaching death struck a blow that laid him prostrate./ <text:s/></text:span><text:span text:style-name="T1">Then the principles that had guided him were palpably revealed.</text:span><text:span text:style-name="T3"> <text:s/>Then/ the secret sprung impelling him to act was </text:span><text:span text:style-name="T1">brightly</text:span><text:span text:style-name="T3"> visibly mirrored forth./ <text:s/>Five days the <text:s/>body tenaciously clung to earth, while the mind had very/ nigh departed. <text:s/>But a flash of </text:span><text:span text:style-name="T1">reason</text:span><text:span text:style-name="T3"> consciousness would at intervals </text:span><text:span text:style-name="T1">brighten</text:span><text:span text:style-name="T3"> light up/ the intellect and palpably show that the righteous man had lived by his faith./ <text:s/>Prayer had ever proved his counsel, his comfort and delight, and to/ it </text:span><text:span text:style-name="T1">he</text:span><text:span text:style-name="T3"> our brother instinctively turned the last thoughts. <text:s/>To utter and to hear/ prayer, was a desire signified in every motion, when speech failed./ <text:s/>By communion with God his soul had remained unpolluted, and by that/ holy </text:span><text:span text:style-name="T1">means</text:span><text:span text:style-name="T3"> agency it wafted its flight to the regions of eternity. <text:s/>Let us call/ beautiful the religion which supports mortal beings in all vicissi-/-tudes, which robs death of its terrors, and smooths the passage/ to the unknown world. <text:s text:c="2"/>But I recognize surpassing beauty/ in Judaism because it also awakens </text:span><text:span text:style-name="T1">sympathy</text:span><text:span text:style-name="T3"> sentiments which find</text:span><text:span text:style-name="T1">s</text:span><text:span text:style-name="T3">/ expression in deeds of noble self-denial. <text:s/>I shall not instance/ a love to the living and the dead evinced by nineteen year's ab-/-negation. <text:s/>She who postponed the ease which creeping </text:span><text:span text:style-name="T1">old</text:span><text:span text:style-name="T3"> age/</text:span></text:p>
      <text:p text:style-name="P3"><text:span text:style-name="T3"/></text:p>
      <text:p text:style-name="P3"><text:span text:style-name="T3">[Page 3]</text:span></text:p>
      <text:p text:style-name="P3"><text:span text:style-name="T3">and its attending ailments, demanded to the guardianship of her motherless/ grand-children and the assistance of their disconsolate surviving parent, might deem any allusion to it a gratuitous praise/ </text:span><text:span text:style-name="T1">very</text:span><text:span text:style-name="T3"> distasteful and unacceptable. <text:s/>I will keep silent likewise respecting the tangible/ signs of brothers' and sisters' attachment to my lamented friend,/ that I may not change obsequies into an ill-toned eulogy./ <text:s/>And what could I say of the dutifulness of son and daughters,/ which is not but natural, and as testified by streaming tears?/ <text:s/>But this will I say, in honor of the ancestral religion. <text:s/>Men and wo-/-men in Israel not so closely connected with the deceased, as those to/ whom I have had reference; nay, even strangers to M A Mitchell,/ save in the profession of common origin and belief, exhibited so/ great an anxiety to share in the family trials created by his ill-/-ness that I, who witnessed it, felt grateful to God for having/ been taught a religion, breathing such genuine affection and/ commiseration. <text:s/>Oh! let us always, my dear fellow-be-/-lievers, illustrate the imparting of that blessed faith. <text:s/>Let us/ illustrate it by relieving each others' burden </text:span><text:span text:style-name="T4">before</text:span><text:span text:style-name="T5"> we are threatened/ with being crushed under its weight. <text:s/>Since we are but travellers[sic!], wending/ our steps to the same final destination, let us help one another to reach/ it securely and calmly without falling by the way because unaided and uncared for./ <text:s/>Let ours be not a spasmodic </text:span><text:span text:style-name="T2">affection</text:span><text:span text:style-name="T5"> sympathy, but a deep-felt, constant and ever active/ </text:span><text:span text:style-name="T2">sympathy commiseration and</text:span><text:span text:style-name="T5"> human kindliness./</text:span></text:p>
      <text:p text:style-name="P3"><text:span text:style-name="T5"/></text:p>
      <text:p text:style-name="P3"><text:span text:style-name="T5">[Page 4]</text:span></text:p>
      <text:p text:style-name="P7"><text:span text:style-name="T6">"Comfort ye" will I exclaim in the language of Scripture,/ "Comfort ye" those of my people who mourn. <text:s/>Speak/ to the hearts of the bereaved. <text:s/>Seek from the Almighty/ the power to assuage the sorrows of the afflicted, and the/ fatherless. <text:s/>And they </text:span><text:span text:style-name="T1">departed</text:span><text:span text:style-name="T3"> who preceded us to the </text:span><text:span text:style-name="T1">land</text:span><text:span text:style-name="T3"> abode of </text:span><text:span text:style-name="T1">spiri</text:span><text:span text:style-name="T3"> bliss, contemplating from/ heaven the goodness of the dwellers on earth, will/ by prayer propitiate forgiveness and grace from the/ Lord, that rules over the living and over the dead./ <text:s/>And thou Spirit of my departed friend, that hast been lifted up/ by prayer, rise to contemplate thy reward at the foot of/ the throne of the uncreated Being, whose praises the morning/ stars sing together, and all the sons of God echo forth.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25T15:46:25.45</meta:creation-date>
    <dc:date>2012-10-31T12:07:44.70</dc:date>
    <meta:editing-duration>PT1H15M24S</meta:editing-duration>
    <meta:editing-cycles>2</meta:editing-cycles>
    <meta:generator>OpenOffice.org/3.4.1$Win32 OpenOffice.org_project/341m1$Build-9593</meta:generator>
    <meta:document-statistic meta:table-count="0" meta:image-count="0" meta:object-count="0" meta:page-count="3" meta:paragraph-count="69" meta:word-count="1050" meta:character-count="6668"/>
  </office:meta>
</office:document-meta>
</file>